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Poppins" svg:font-family="Poppins"/>
    <style:font-face style:name="sans-serif" svg:font-family="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200%" fo:text-align="center" style:justify-single-word="false"/>
      <style:text-properties style:font-name="Times New Roman" officeooo:paragraph-rsid="0015b2b4" style:font-name-complex="Times New Roman1"/>
    </style:style>
    <style:style style:name="P2" style:family="paragraph" style:parent-style-name="Heading_20_1">
      <style:paragraph-properties fo:margin-top="0in" fo:margin-bottom="0in" loext:contextual-spacing="false" fo:line-height="200%" fo:text-align="center" style:justify-single-word="false"/>
      <style:text-properties style:font-name="Times New Roman" fo:font-size="12pt" fo:font-weight="normal" officeooo:rsid="001dc639" officeooo:paragraph-rsid="0025bfdd" style:font-size-asian="12pt" style:font-weight-asian="normal" style:font-name-complex="Times New Roman1" style:font-size-complex="12pt" style:font-weight-complex="normal"/>
    </style:style>
    <style:style style:name="P3" style:family="paragraph" style:parent-style-name="Heading_20_1">
      <style:paragraph-properties fo:margin-top="0in" fo:margin-bottom="0in" loext:contextual-spacing="false" fo:line-height="200%" fo:text-align="center" style:justify-single-word="false"/>
      <style:text-properties style:font-name="Times New Roman" fo:font-size="12pt" fo:font-weight="normal" officeooo:rsid="001dc639" officeooo:paragraph-rsid="0025bfdd" style:font-size-asian="12pt" style:font-weight-asian="normal" style:font-name-complex="Times New Roman1" style:font-size-complex="12pt" style:font-weight-complex="normal"/>
    </style:style>
    <style:style style:name="P4" style:family="paragraph" style:parent-style-name="Standard">
      <style:paragraph-properties fo:line-height="200%" fo:text-align="center" style:justify-single-word="false"/>
      <style:text-properties style:font-name="Times New Roman" officeooo:rsid="0025bfdd" officeooo:paragraph-rsid="0025bfdd" style:font-name-complex="Times New Roman1"/>
    </style:style>
    <style:style style:name="P5" style:family="paragraph" style:parent-style-name="Standard">
      <style:paragraph-properties fo:line-height="200%" fo:text-align="center" style:justify-single-word="false"/>
      <style:text-properties style:font-name="Times New Roman" officeooo:paragraph-rsid="0015b2b4" style:font-name-complex="Times New Roman1"/>
    </style:style>
    <style:style style:name="P6" style:family="paragraph" style:parent-style-name="Standard">
      <style:paragraph-properties fo:line-height="200%" fo:text-align="center" style:justify-single-word="false"/>
      <style:text-properties style:font-name="Times New Roman" officeooo:paragraph-rsid="001dc639" style:font-name-complex="Times New Roman1"/>
    </style:style>
    <style:style style:name="P7" style:family="paragraph" style:parent-style-name="Standard" style:list-style-name="L3">
      <style:paragraph-properties fo:line-height="200%" fo:text-align="start" style:justify-single-word="false"/>
      <style:text-properties style:font-name="Times New Roman" fo:font-size="12pt" officeooo:rsid="0015b2b4" officeooo:paragraph-rsid="0015b2b4" style:font-size-asian="12pt" style:font-name-complex="Times New Roman1" style:font-size-complex="12pt"/>
    </style:style>
    <style:style style:name="P8" style:family="paragraph" style:parent-style-name="Standard">
      <style:paragraph-properties fo:line-height="200%" fo:text-align="center" style:justify-single-word="false"/>
      <style:text-properties style:font-name="Times New Roman" fo:font-size="12pt" officeooo:rsid="0015b2b4" officeooo:paragraph-rsid="0015b2b4" style:font-size-asian="12pt" style:font-name-complex="Times New Roman1" style:font-size-complex="12pt"/>
    </style:style>
    <style:style style:name="P9" style:family="paragraph" style:parent-style-name="Standard" style:list-style-name="L3">
      <style:paragraph-properties fo:line-height="200%" fo:text-align="start" style:justify-single-word="false"/>
      <style:text-properties style:font-name="Times New Roman" fo:font-size="12pt" officeooo:rsid="002a0f72" officeooo:paragraph-rsid="002a0f72" style:font-size-asian="12pt" style:font-name-complex="Times New Roman1" style:font-size-complex="12pt"/>
    </style:style>
    <style:style style:name="P10" style:family="paragraph" style:parent-style-name="Standard">
      <style:paragraph-properties fo:line-height="200%" fo:text-align="center" style:justify-single-word="false"/>
      <style:text-properties officeooo:paragraph-rsid="0015b2b4"/>
    </style:style>
    <style:style style:name="P11" style:family="paragraph" style:parent-style-name="Standard">
      <style:paragraph-properties fo:line-height="200%" fo:text-align="start" style:justify-single-word="false"/>
      <style:text-properties officeooo:paragraph-rsid="002f434c"/>
    </style:style>
    <style:style style:name="P12" style:family="paragraph" style:parent-style-name="Standard">
      <style:paragraph-properties fo:line-height="200%" fo:text-align="start" style:justify-single-word="false"/>
      <style:text-properties officeooo:paragraph-rsid="0030ac18"/>
    </style:style>
    <style:style style:name="P13" style:family="paragraph" style:parent-style-name="Standard">
      <style:paragraph-properties fo:margin-top="0in" fo:margin-bottom="0in" loext:contextual-spacing="false" fo:line-height="200%" fo:text-align="center" style:justify-single-word="false"/>
      <style:text-properties officeooo:paragraph-rsid="0015b2b4"/>
    </style:style>
    <style:style style:name="P14" style:family="paragraph" style:parent-style-name="Standard">
      <style:paragraph-properties fo:line-height="200%" fo:text-align="start" style:justify-single-word="false" fo:break-before="page"/>
      <style:text-properties officeooo:paragraph-rsid="002dcb22"/>
    </style:style>
    <style:style style:name="P15" style:family="paragraph" style:parent-style-name="Standard">
      <style:paragraph-properties fo:line-height="200%" fo:text-align="center" style:justify-single-word="false" fo:break-before="page"/>
      <style:text-properties style:font-name="Times New Roman" fo:font-size="12pt" officeooo:rsid="0015b2b4" officeooo:paragraph-rsid="0015b2b4" style:font-size-asian="12pt" style:font-name-complex="Times New Roman1" style:font-size-complex="12pt"/>
    </style:style>
    <style:style style:name="P16" style:family="paragraph" style:parent-style-name="Text_20_body">
      <style:paragraph-properties fo:margin-top="0in" fo:margin-bottom="0in" loext:contextual-spacing="false" fo:line-height="200%"/>
    </style:style>
    <style:style style:name="P17" style:family="paragraph" style:parent-style-name="Text_20_body">
      <style:paragraph-properties fo:margin-top="0in" fo:margin-bottom="0in" loext:contextual-spacing="false" fo:line-height="200%"/>
      <style:text-properties officeooo:paragraph-rsid="0015b2b4"/>
    </style:style>
    <style:style style:name="P18" style:family="paragraph" style:parent-style-name="Text_20_body">
      <style:paragraph-properties fo:margin-top="0in" fo:margin-bottom="0in" loext:contextual-spacing="false" fo:line-height="200%"/>
      <style:text-properties officeooo:paragraph-rsid="00313f41"/>
    </style:style>
    <style:style style:name="T1" style:family="text">
      <style:text-properties style:font-name="Times New Roman" style:font-name-complex="Times New Roman1"/>
    </style:style>
    <style:style style:name="T2" style:family="text">
      <style:text-properties style:font-name="Times New Roman" officeooo:rsid="0015b2b4" style:font-name-complex="Times New Roman1"/>
    </style:style>
    <style:style style:name="T3" style:family="text">
      <style:text-properties style:font-name="Times New Roman" officeooo:rsid="001dc639" style:font-name-complex="Times New Roman1"/>
    </style:style>
    <style:style style:name="T4" style:family="text">
      <style:text-properties style:font-name="Times New Roman" officeooo:rsid="0025bfdd" style:font-name-complex="Times New Roman1"/>
    </style:style>
    <style:style style:name="T5" style:family="text">
      <style:text-properties style:font-name="Times New Roman" fo:font-size="12pt" fo:font-style="normal" style:font-size-asian="12pt" style:font-style-asian="normal" style:font-name-complex="Times New Roman1" style:font-size-complex="12pt" style:font-style-complex="normal"/>
    </style:style>
    <style:style style:name="T6" style:family="text">
      <style:text-properties style:font-name="Times New Roman" fo:font-size="12pt" fo:font-style="normal" officeooo:rsid="001b43b7" style:font-size-asian="12pt" style:font-style-asian="normal" style:font-name-complex="Times New Roman1" style:font-size-complex="12pt" style:font-style-complex="normal"/>
    </style:style>
    <style:style style:name="T7" style:family="text">
      <style:text-properties style:font-name="Times New Roman" fo:font-size="12pt" fo:font-style="normal" officeooo:rsid="00313f41" style:font-size-asian="12pt" style:font-style-asian="normal" style:font-name-complex="Times New Roman1" style:font-size-complex="12pt" style:font-style-complex="normal"/>
    </style:style>
    <style:style style:name="T8" style:family="text">
      <style:text-properties style:font-name="Times New Roman" fo:font-size="12pt" officeooo:rsid="001b43b7" style:font-size-asian="12pt" style:font-name-complex="Times New Roman1" style:font-size-complex="12pt"/>
    </style:style>
    <style:style style:name="T9" style:family="text">
      <style:text-properties style:font-name="Times New Roman" fo:font-size="12pt" officeooo:rsid="00281c12" style:font-size-asian="12pt" style:font-name-complex="Times New Roman1" style:font-size-complex="12pt"/>
    </style:style>
    <style:style style:name="T10" style:family="text">
      <style:text-properties style:font-name="Times New Roman" fo:font-size="12pt" officeooo:rsid="002b4f76" style:font-size-asian="12pt" style:font-name-complex="Times New Roman1" style:font-size-complex="12pt"/>
    </style:style>
    <style:style style:name="T11" style:family="text">
      <style:text-properties style:font-name="Times New Roman" fo:font-size="12pt" officeooo:rsid="002cce62" style:font-size-asian="12pt" style:font-name-complex="Times New Roman1" style:font-size-complex="12pt"/>
    </style:style>
    <style:style style:name="T12" style:family="text">
      <style:text-properties style:font-name="Times New Roman" fo:font-size="12pt" officeooo:rsid="002dcb22" style:font-size-asian="12pt" style:font-name-complex="Times New Roman1" style:font-size-complex="12pt"/>
    </style:style>
    <style:style style:name="T13" style:family="text">
      <style:text-properties style:font-name="Times New Roman" fo:font-size="12pt" officeooo:rsid="0015b2b4" style:font-size-asian="12pt" style:font-name-complex="Times New Roman1" style:font-size-complex="12pt"/>
    </style:style>
    <style:style style:name="T14" style:family="text">
      <style:text-properties style:font-name="Times New Roman" fo:font-size="12pt" officeooo:rsid="002f434c" style:font-size-asian="12pt" style:font-name-complex="Times New Roman1" style:font-size-complex="12pt"/>
    </style:style>
    <style:style style:name="T15" style:family="text">
      <style:text-properties style:font-name="Times New Roman" fo:font-size="12pt" officeooo:rsid="002a0f72" style:font-size-asian="12pt" style:font-name-complex="Times New Roman1" style:font-size-complex="12pt"/>
    </style:style>
    <style:style style:name="T16" style:family="text">
      <style:text-properties style:font-name="Times New Roman" fo:font-size="12pt" officeooo:rsid="00302af9" style:font-size-asian="12pt" style:font-name-complex="Times New Roman1" style:font-size-complex="12pt"/>
    </style:style>
    <style:style style:name="T17" style:family="text">
      <style:text-properties style:font-name="Times New Roman" fo:font-size="12pt" officeooo:rsid="0030ac18" style:font-size-asian="12pt" style:font-name-complex="Times New Roman1" style:font-size-complex="12pt"/>
    </style:style>
    <style:style style:name="T18" style:family="text">
      <style:text-properties style:font-name="Times New Roman" fo:font-size="12pt" officeooo:rsid="00313f41" style:font-size-asian="12pt" style:font-name-complex="Times New Roman1" style:font-size-complex="12pt"/>
    </style:style>
    <style:style style:name="T19" style:family="text">
      <style:text-properties style:font-name="Times New Roman" fo:font-size="12pt" fo:font-style="italic" style:font-size-asian="12pt" style:font-style-asian="italic" style:font-name-complex="Times New Roman1" style:font-size-complex="12pt" style:font-style-complex="italic"/>
    </style:style>
    <style:style style:name="T20" style:family="text">
      <style:text-properties style:font-name="Times New Roman" fo:font-size="12pt" fo:font-style="italic" officeooo:rsid="00313f41" style:font-size-asian="12pt" style:font-style-asian="italic" style:font-name-complex="Times New Roman1" style:font-size-complex="12pt" style:font-style-complex="italic"/>
    </style:style>
    <style:style style:name="T21" style:family="text">
      <style:text-properties fo:font-size="12pt" style:font-size-asian="12pt" style:font-size-complex="12pt"/>
    </style:style>
    <style:style style:name="T22" style:family="text">
      <style:text-properties officeooo:rsid="00313f4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h text:style-name="P2" text:outline-level="1">Milestone One</text:h>
      <text:h text:style-name="P2" text:outline-level="1">Operational Risk Management Proposal</text:h>
      <text:p text:style-name="P6"/>
      <text:p text:style-name="P1">Michael Surdek</text:p>
      <text:p text:style-name="P1">Southern New Hampshire University</text:p>
      <text:p text:style-name="P13"><text:span text:style-name="T4">DAT</text:span><text:span text:style-name="T1"> 6</text:span><text:span text:style-name="T4">1</text:span><text:span text:style-name="T2">0</text:span><text:span text:style-name="T1">: </text:span><text:span text:style-name="T4">Optimazation &amp; Risk Assessment</text:span></text:p>
      <text:p text:style-name="P4">Professor Kyle Camac</text:p>
      <text:p text:style-name="P10"><text:span text:style-name="T4">Octo</text:span><text:span text:style-name="T3">ber </text:span><text:span text:style-name="T4">17</text:span><text:span text:style-name="T1">, 2021</text:span></text:p>
      <text:p text:style-name="P14"><text:span text:style-name="T9"><text:tab/>Company XYZ</text:span><text:span text:style-name="T10"> is an organization that provides property </text:span><text:span text:style-name="T9">&amp; casualty insur</text:span><text:span text:style-name="T10">ance coverage. According to </text:span><text:span text:style-name="T11">an</text:span><text:span text:style-name="T10"> internal risk assessment, they are </text:span><text:span text:style-name="T11">experiencing greater operational losses than they had expected, seemingly due to </text:span><text:span text:style-name="T9">fraudelent injury claims </text:span><text:span text:style-name="T11">from </text:span><text:span text:style-name="T9">automobile accident</text:span><text:span text:style-name="T11">s. For this reason, Company XYZ </text:span><text:span text:style-name="T9">has decided to bolster </text:span><text:span text:style-name="T11">its </text:span><text:span text:style-name="T9">operational risk program, </text:span><text:span text:style-name="T11">with the hopes of </text:span><text:span text:style-name="T9">creating a</text:span><text:span text:style-name="T11"> </text:span><text:span text:style-name="T9">high-level function alongside </text:span><text:span text:style-name="T11">their existing </text:span><text:span text:style-name="T9">market, credit, and insurance risk programs. </text:span><text:span text:style-name="T11">The company has an </text:span><text:span text:style-name="T9">industry-standard special investigations unit </text:span><text:span text:style-name="T11">(SIU) in place, but it is understaffed and overwhelmed by a </text:span><text:span text:style-name="T10">high volume of </text:span><text:span text:style-name="T11">these </text:span><text:span text:style-name="T10">auto accident bodily injury claims. </text:span><text:span text:style-name="T11">The main goal of the operational risk program is to support the SIU through data analytics. To </text:span><text:span text:style-name="T12">accomplish</text:span><text:span text:style-name="T11"> this, the program must include a ranking of the most </text:span><text:span text:style-name="T9">suspicious claims </text:span><text:span text:style-name="T11">as well as a comprehensive risk </text:span><text:span text:style-name="T9">management system </text:span><text:span text:style-name="T11">that can </text:span><text:span text:style-name="T9">consolidate risk data across </text:span><text:span text:style-name="T11">the </text:span><text:span text:style-name="T9">organization </text:span><text:span text:style-name="T11">and provide </text:span><text:span text:style-name="T9">visualization</text:span><text:span text:style-name="T11">s</text:span><text:span text:style-name="T9"> of internal and external loss data.</text:span></text:p>
      <text:p text:style-name="P11"><text:bookmark text:name="page157R_mcid16"/><text:span text:style-name="T9"><text:tab/></text:span><text:span text:style-name="T12">Company XYZ has some e</text:span><text:span text:style-name="T13">stablished </text:span><text:span text:style-name="T12">p</text:span><text:span text:style-name="T13">rograms, </text:span><text:span text:style-name="T12">p</text:span><text:span text:style-name="T13">olicies, </text:span><text:span text:style-name="T12">s</text:span><text:span text:style-name="T13">trategies, and </text:span><text:span text:style-name="T12">p</text:span><text:span text:style-name="T13">ractices </text:span><text:span text:style-name="T12">that will assist with their operational risk assessment objectives. First, they have shown a strong </text:span><text:span text:style-name="T9">history of using </text:span><text:span text:style-name="T12">data </text:span><text:span text:style-name="T9">analytics </text:span><text:span text:style-name="T12">for managaing <text:s/></text:span><text:span text:style-name="T9">market, credit, and insurance risk</text:span><text:span text:style-name="T12">s. This </text:span><text:span text:style-name="T14">will </text:span><text:span text:style-name="T12">not only provide experience and resources for their operational risk program, but it also means they have an organizational culture that supports informed decision making. Second, they already have the ability to </text:span><text:span text:style-name="T9">identify </text:span><text:span text:style-name="T14">potential </text:span><text:span text:style-name="T9">fraud </text:span><text:span text:style-name="T12">with their </text:span><text:span text:style-name="T10">claims adjudication system. </text:span><text:span text:style-name="T12">Although it </text:span><text:span text:style-name="T14">has been</text:span><text:span text:style-name="T12"> </text:span><text:span text:style-name="T14">identifying </text:span><text:span text:style-name="T12">an overwhelming amount of claims to investiage, this system can serve as a starting point for ranking the most suspicious claims as the highest priorities. Finally, along the lines of Company XYZ’s analytical culture, they have already demonstrated their commitment to effective risk management by executing the </text:span><text:span text:style-name="T9">risk and control self-assessment </text:span><text:span text:style-name="T12">that initially revealed this </text:span><text:span text:style-name="T14">operational </text:span><text:span text:style-name="T12">weakness.</text:span></text:p>
      <text:p text:style-name="P11"><text:bookmark text:name="page1R_mcid1"/><text:span text:style-name="T12"><text:tab/></text:span><text:span text:style-name="T14">One focus of this operational risk program for Company XYZ should be </text:span><text:span text:style-name="T15">creating </text:span><text:span text:style-name="T14">the program as </text:span><text:span text:style-name="T15">a new function </text:span><text:span text:style-name="T14">within the organization</text:span><text:span text:style-name="T15">. </text:span><text:span text:style-name="T16">Incorporating risk management within IT, compliance, or other functions is one of the most common mistakes that organizations make. (Idnani) On the other hand, an independpent risk management function is more effective and can even become a competitive </text:span><text:soft-page-break/><text:span text:style-name="T16">advantage. This strategy is more flexibile and transparent, it establishes </text:span><text:span text:style-name="T15">partnerships and relationships </text:span><text:span text:style-name="T16">across the organization</text:span><text:span text:style-name="T15">, </text:span><text:span text:style-name="T16">and it </text:span><text:span text:style-name="T15">encourage</text:span><text:span text:style-name="T16">s</text:span><text:span text:style-name="T15"> informed risk taking. </text:span><text:span text:style-name="T16">(Idnani)</text:span></text:p>
      <text:p text:style-name="P12"><text:span text:style-name="T16"><text:tab/>Company XYZ should also look at purchasing a risk management system from a third party </text:span><text:span text:style-name="T18">vendor</text:span><text:span text:style-name="T16">, such as LogicGate or Sword GRC. The Sword Active Risk Manager product is a complete risk managent solution used by organizations of all sizes, including NASA. </text:span><text:span text:style-name="T17">This system is cloud-based and configurable, meaning it provides a single view of operational risk. Company XYZ’s risk professionals would be able to access and analyze information through reports, dashboards, alerts, and notifications. Additionally, Active Risk Manager supports flexible scoring, which may accomplish their goal of ranking suspicious claims. This functionality “provides the flexibility to qualitatively track emerging risks and concerns with ease while enabling more robust quantitative assessment and treatment of risks that have a material impact on the organization.” (Sword-GRC) On top of simply ranking, the system can integrate with </text:span><text:span text:style-name="T18">the </text:span><text:span text:style-name="T17">schedules and assignments of SIU team members and improve their </text:span><text:span text:style-name="T18">overall</text:span><text:span text:style-name="T17"> productivtity. A risk management system such as </text:span><text:span text:style-name="T16">Sword Active Risk Manager </text:span><text:span text:style-name="T17">will signficantly bolster Company XYZ’s operational risk management.</text:span></text:p>
      <text:p text:style-name="P15">References:</text:p>
      <text:p text:style-name="P8"/>
      <text:p text:style-name="P18"><text:span text:style-name="T7">Idnani, Nitish. (2017). </text:span><text:span text:style-name="T19">Operational risk management: The new differentiator</text:span><text:span text:style-name="T7">. Deloitte Risk and <text:tab/>Financial Advisory. Retrieved from https://www2.deloitte.com/us/en/pages/risk/articles/</text:span></text:p>
      <text:p text:style-name="P18"><text:span text:style-name="T7"><text:tab/>operational-risk-management-steps-<text:tab/>competitive-advantage.html</text:span></text:p>
      <text:p text:style-name="P18"><text:span text:style-name="T7"/></text:p>
      <text:p text:style-name="P17"><text:span text:style-name="T7">Sword-GRC</text:span><text:span text:style-name="T6">. (</text:span><text:span text:style-name="T7">2021</text:span><text:span text:style-name="T6">). </text:span><text:span text:style-name="Emphasis"><text:span text:style-name="T20">Sword Active Risk Manager Book A Demo</text:span></text:span><text:span text:style-name="Emphasis"><text:span text:style-name="T8">. </text:span></text:span><text:span text:style-name="T7">Sword-GRC</text:span><text:span text:style-name="T6">. Retrieved from <text:tab/>https://sword-grc.com/sword-active-risk-manager-book-a-demo/?utm_source=Capterra</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Poppins" svg:font-family="Poppins"/>
    <style:font-face style:name="sans-serif" svg:font-family="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01T19:15:32.784987730</meta:creation-date>
    <dc:date>2021-10-17T22:42:09.383353609</dc:date>
    <meta:editing-duration>PT31M12S</meta:editing-duration>
    <meta:editing-cycles>7</meta:editing-cycles>
    <meta:generator>LibreOffice/6.4.7.2$Linux_X86_64 LibreOffice_project/40$Build-2</meta:generator>
    <meta:document-statistic meta:table-count="0" meta:image-count="0" meta:object-count="0" meta:page-count="4" meta:paragraph-count="15" meta:word-count="596" meta:character-count="4265" meta:non-whitespace-character-count="3676"/>
  </office:meta>
</office:document-meta>
</file>